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background-color="#d4ea6b" style:font-size-asian="11pt" style:font-size-complex="11pt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d4ea6b" loext:char-shading-value="0"/>
    </style:style>
    <style:style style:name="T3" style:family="text">
      <style:text-properties officeooo:rsid="00176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Н</text:span>ужно написать автотестики на главную страницу кинопоиска https://www.kinopoisk.ru/</text:p>
      <text:p text:style-name="P1">js + wdio + cucumber</text:p>
      <text:p text:style-name="P1"/>
      <text:p text:style-name="P1">Нужно будет автоматизировать следующие блоки для десктоп и мобильной версии</text:p>
      <text:p text:style-name="P1">1. Сегодня в кино</text:p>
      <text:p text:style-name="P1">2. Выбор редакции</text:p>
      <text:p text:style-name="P1">3. Новые трейлеры</text:p>
      <text:p text:style-name="P1"/>
      <text:p text:style-name="P1">Какие проверки нужно будет сделать для каждого блока</text:p>
      <text:p text:style-name="P1">1. Отображение - что в карусельках есть сниппеты (карточки), у них есть постер/картинка, что названия корректные, что есть корректный жанр и год, что корректные ссылки, что корректный рейтинг</text:p>
      <text:p text:style-name="P1">2. Скролл - что когда мы нажимаем в карусели стрелку вправо, то появляются новые сниппеты (карточки), а также появляется стрелка прокрутки влево</text:p>
      <text:p text:style-name="P1">3. (Только Сегодня в кино и Новые трейлеры) Поповер - когда мы наводим мышкой на название фильма, то слева снизу появляется всплывашка с нужным названием фильма = тому, на который мы навели мышкой</text:p>
      <text:p text:style-name="P1">4. (Только для Новые трейлеры) Проверить наличие оранжевой кнопки + проверить, что клик по кнопке открывает виджет дискавери с плеером - просто то, что элемент присутствует будет достаточно</text:p>
      <text:p text:style-name="P1">5. (Только для Сегодня в кино) Проверить наличие плашки с билетами, корректность ссылки, что при наведении мышкой на плашку появляется большая плашка с надписью "Билеты"</text:p>
      <text:p text:style-name="P1"/>
      <text:p text:style-name="P2">Как проверить корректность названий - регуляркой, что нет лишних символов в названии (таких как `, \, /, &lt;, &gt;), но есть всяко-разные буквы - русские, английские, заглавные, цифры и пр</text:p>
      <text:p text:style-name="P2">Как проверить корректность ссылок - регуляркой. Например, в трейлерах есть ссылки вида - "/film/1154837/". Их можно проверить как <text:bookmark-start text:name="__DdeLink__69_3776145438"/>\/film\/\d+\/<text:bookmark-end text:name="__DdeLink__69_3776145438"/> - много палочек, так как экранируем</text:p>
      <text:p text:style-name="P1"><text:span text:style-name="T2">Как проверить корректность жанра и года - регуляркой. В жанре - что это просто корректное слово, в году - что это 4 цифры</text:span></text:p>
      <text:p text:style-name="P1"/>
      <text:p text:style-name="P1">По структуре проекта</text:p>
      <text:p text:style-name="P1">1. Создать папку commands - там будут твои кастомные команды - типа CheckText (на проверку текста), CheckAttribute (на проверку ссылки или другого атрибута селектора) и пр. Также написать кастомные команды WaitText (когда долго прогружается страница, чтобы CheckText не ломал проверку), WaitAttribute и пр, если потребуется</text:p>
      <text:p text:style-name="P1">папку tests - там будут твои фиче-файлы. Один блок - один фиче-файл, внутри которого тесты</text:p>
      <text:p text:style-name="P1">внутри папки tests создать папки desktop и touch</text:p>
      <text:p text:style-name="P1">папку pageobject - там будут PO. Каждый блок - отдельный файлик с PO. Можно будет цепляться за такие штуки, как data-tid - это их уникальные идентификаторы для тестинга - главное никаких динамических селекторов)</text:p>
      <text:p text:style-name="P1">и папку step-definition - там будут js-файлы со степами.</text:p>
      <text:p text:style-name="P1">файлик regexp - там будешь хранить все свои регулярки и потом использовать их в степ-файлах</text:p>
      <text:p text:style-name="P1">2. Предусмотреть возможность запуска в нескольких браузерах. Условно, если в командной строке мы запускаем тесты с префиксом --browser=Chrome, то запускаются в хроме. Браузеры - хром, фаерфокс</text:p>
      <text:p text:style-name="P1">3. Предусмотреть возможность запуска в "десктопной" версии браузера и "мобильной" версии браузера. У всех фиче-тестов в папке десктоп можно проставить тег desktop, у всех мобильных - touch. Также предусмотреть возможность запуска из командной строке с префиксом --featureType=desktop и --featureType=mob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8:45:36.606184657</meta:creation-date>
    <dc:date>2021-07-30T16:17:13.584357384</dc:date>
    <meta:editing-duration>PT50M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451" meta:character-count="2990" meta:non-whitespace-character-count="2566"/>
  </office:meta>
</office:document-meta>
</file>